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lement.CacheElement( String cacheName , Serializable key , Serializabl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Element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CacheElement( String cacheName , Serializable key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El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.getElemen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